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04 junho 2023</text:p>
      <text:p text:style-name="Pagebreak"/>
      <text:h text:style-name="Heading_20_1" text:outline-level="1"><text:bookmark-start text:name="projeto-pinball"/>1 PROJETO PINBALL<text:bookmark-end text:name="projeto-pinball"/></text:h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mecânico"/>2.1 Orçamento Mecânico<text:bookmark-end text:name="orçamento-mecânico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orçamento-dispositivos-eletrônicos"/>2.2 Orçamento Dispositivos Eletrônicos<text:bookmark-end text:name="orçamento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h text:style-name="Heading_20_2" text:outline-level="2"><text:bookmark-start text:name="comparando-preços"/>4.1 Comparando Preços<text:bookmark-end text:name="comparando-preços"/></text:h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04T10:05:37Z</meta:creation-date>
    <dc:date>2023-06-04T10:05:37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04 junho 2023</meta:user-defined>
    <meta:user-defined meta:name="header-includes" meta:value-type="string"/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subtitle" meta:value-type="string">Circuitos Elétricos 2</meta:user-defined>
    <meta:user-defined meta:name="toc-title" meta:value-type="string">SUMÁRIO</meta:user-defined>
  </office:meta>
</office:document-meta>
</file>